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3">
      <style:paragraph-properties fo:keep-together="auto" fo:orphans="2" fo:widows="2" fo:keep-with-next="auto" text:number-lines="true" text:line-number="0"/>
    </style:style>
    <style:style style:name="P2" style:family="paragraph" style:parent-style-name="Normal_20__28_Web_29_">
      <style:paragraph-properties fo:margin-top="0.494cm" fo:margin-bottom="0.494cm" style:contextual-spacing="false" fo:keep-together="auto" fo:orphans="2" fo:widows="2" fo:keep-with-next="auto" text:number-lines="true" text:line-number="0"/>
    </style:style>
    <style:style style:name="P3" style:family="paragraph" style:parent-style-name="Normal_20__28_Web_29_">
      <style:paragraph-properties fo:margin-left="1.27cm" fo:margin-right="0cm" fo:margin-top="0.494cm" fo:margin-bottom="0.494cm" style:contextual-spacing="false" fo:keep-together="auto" fo:orphans="2" fo:widows="2" fo:text-indent="0cm" style:auto-text-indent="false" fo:keep-with-next="auto" text:number-lines="true" text:line-number="0"/>
    </style:style>
    <style:style style:name="P4" style:family="paragraph" style:parent-style-name="Normal_20__28_Web_29_">
      <style:paragraph-properties fo:margin-left="0cm" fo:margin-right="1.27cm" fo:margin-top="0.494cm" fo:margin-bottom="0.494cm" style:contextual-spacing="false" fo:keep-together="auto" fo:orphans="2" fo:widows="2" fo:text-indent="0cm" style:auto-text-indent="false" fo:keep-with-next="auto" text:number-lines="true" text:line-number="0"/>
    </style:style>
    <style:style style:name="P5" style:family="paragraph" style:parent-style-name="Normal_20__28_Web_29_">
      <style:paragraph-properties fo:margin-left="2.54cm" fo:margin-right="0cm" fo:margin-top="0.494cm" fo:margin-bottom="0.494cm" style:contextual-spacing="false" fo:keep-together="auto" fo:orphans="2" fo:widows="2" fo:text-indent="0cm" style:auto-text-indent="false" fo:keep-with-next="auto" text:number-lines="true" text:line-number="0"/>
    </style:style>
    <style:style style:name="P6" style:family="paragraph" style:parent-style-name="Normal_20__28_Web_29_" style:list-style-name="WWNum7">
      <style:paragraph-properties fo:margin-left="2.223cm" fo:margin-right="0cm" fo:margin-top="0.494cm" fo:margin-bottom="0.494cm" style:contextual-spacing="false" fo:keep-together="auto" fo:orphans="2" fo:widows="2" fo:text-indent="-0.741cm" style:auto-text-indent="false" fo:keep-with-next="auto" text:number-lines="true" text:line-number="0"/>
    </style:style>
    <style:style style:name="P7" style:family="paragraph" style:parent-style-name="Normal_20__28_Web_29_" style:list-style-name="WWNum7">
      <style:paragraph-properties fo:margin-left="2.223cm" fo:margin-right="0cm" fo:margin-top="0.494cm" fo:margin-bottom="0cm" style:contextual-spacing="false" fo:keep-together="auto" fo:orphans="2" fo:widows="2" fo:text-indent="-0.741cm" style:auto-text-indent="false" fo:keep-with-next="auto" text:number-lines="true" text:line-number="0"/>
    </style:style>
    <style:style style:name="P8" style:family="paragraph" style:parent-style-name="Normal_20__28_Web_29_" style:list-style-name="WWNum7">
      <style:paragraph-properties fo:margin-left="2.223cm" fo:margin-right="0cm" fo:margin-top="0cm" fo:margin-bottom="0.494cm" style:contextual-spacing="false" fo:keep-together="auto" fo:orphans="2" fo:widows="2" fo:text-indent="-0.741cm" style:auto-text-indent="false" fo:keep-with-next="auto" text:number-lines="true" text:line-number="0"/>
    </style:style>
    <style:style style:name="P9" style:family="paragraph" style:parent-style-name="Normal_20__28_Web_29_" style:list-style-name="WWNum7">
      <style:paragraph-properties fo:margin-left="2.223cm" fo:margin-right="0cm" fo:margin-top="0cm" fo:margin-bottom="0cm" style:contextual-spacing="false" fo:keep-together="auto" fo:orphans="2" fo:widows="2" fo:text-indent="-0.741cm" style:auto-text-indent="false" fo:keep-with-next="auto" text:number-lines="true" text:line-number="0"/>
    </style:style>
    <style:style style:name="P10" style:family="paragraph" style:parent-style-name="Standard">
      <style:paragraph-properties fo:margin-left="1.27cm" fo:margin-right="0cm" fo:text-indent="0cm" style:auto-text-indent="false"/>
    </style:style>
    <style:style style:name="P11" style:family="paragraph" style:parent-style-name="Standard">
      <style:paragraph-properties fo:margin-left="2.54cm" fo:margin-right="0cm" fo:text-indent="0cm" style:auto-text-indent="false"/>
    </style:style>
    <style:style style:name="P12" style:family="paragraph" style:parent-style-name="Standard">
      <style:paragraph-properties fo:margin-left="0cm" fo:margin-right="0cm" fo:text-indent="1.27cm" style:auto-text-indent="false"/>
    </style:style>
    <style:style style:name="P13" style:family="paragraph" style:parent-style-name="Standard">
      <style:paragraph-properties fo:text-align="justify" style:justify-single-word="false"/>
    </style:style>
    <style:style style:name="P14" style:family="paragraph" style:parent-style-name="Standard" style:list-style-name="WWNum7">
      <style:paragraph-properties fo:margin-left="2.223cm" fo:margin-right="0cm" fo:text-indent="-0.741cm" style:auto-text-indent="false"/>
    </style:style>
    <style:style style:name="T1" style:family="text">
      <style:text-properties fo:language="en" fo:country="US"/>
    </style:style>
    <style:style style:name="T2" style:family="text">
      <style:text-properties fo:language="en" fo:country="US" style:language-asian="zh" style:country-asian="CN"/>
    </style:style>
    <style:style style:name="T3" style:family="text">
      <style:text-properties style:font-name="SimSun" fo:font-size="12pt" style:font-name-asian="SimSun1" style:font-size-asian="12pt" style:font-name-complex="SimSun1"/>
    </style:style>
    <style:style style:name="T4" style:family="text">
      <style:text-properties style:font-name="SimSun" fo:font-size="12pt" style:font-name-asian="SimSun1" style:font-size-asian="12pt" style:font-name-complex="SimSun1" style:font-size-complex="12pt"/>
    </style:style>
    <style:style style:name="T5" style:family="text">
      <style:text-properties fo:font-size="16pt" fo:language="en" fo:country="US" style:font-size-asian="16pt" style:font-size-complex="16pt"/>
    </style:style>
    <style:style style:name="T6" style:family="text">
      <style:text-properties fo:font-size="16pt" style:font-size-asian="16pt" style:font-size-complex="16pt"/>
    </style:style>
    <style:style style:name="T7" style:family="text">
      <style:text-properties fo:language="en" fo:country="IN"/>
    </style:style>
    <style:style style:name="T8" style:family="text">
      <style:text-properties fo:language="en" fo:country="IN" fo:background-color="#ffff00"/>
    </style:style>
    <style:style style:name="T9" style:family="text">
      <style:text-properties fo:background-color="#ffff00"/>
    </style:style>
    <style:style style:name="T10" style:family="text">
      <style:text-properties style:font-name="Symbol" fo:font-size="12pt" style:font-name-asian="Symbol1" style:font-size-asian="12pt" style:font-name-complex="Symbol1"/>
    </style:style>
    <style:style style:name="T1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line-break/><text:span text:style-name="T5">Payment </text:span><text:span text:style-name="T6">Module</text:span></text:h>
      <text:p text:style-name="Standard"/>
      <text:p text:style-name="Standard">1. Overview<text:bookmark text:name="_GoBack"/></text:p>
      <text:p text:style-name="Standard">The Customer – Payment Receipt Module enables users to record payment receipt entries, fetch bank transaction details, and match payment receipt entries against bank transactions.</text:p>
      <text:p text:style-name="Standard">It ensures accurate reconciliation of bank receipt transactions with payment receipt entries and provides seamless integration with other business systems such as the Accounting System.</text:p>
      <text:p text:style-name="Standard"/>
      <text:p text:style-name="Standard">2. Activities</text:p>
      <text:p text:style-name="P10">• Record payment receipt entry in Sales Tool</text:p>
      <text:p text:style-name="P10">• Post payment receipt entries in Accounting System</text:p>
      <text:p text:style-name="P10">• Auto-download bank receipt transactions from bank portals</text:p>
      <text:p text:style-name="P10">• Reconcile payment receipt entries with bank transactions</text:p>
      <text:p text:style-name="Standard">3. Module Structure</text:p>
      <text:p text:style-name="Standard">The Payment Receipt Module consists of the following sub-options:</text:p>
      <text:p text:style-name="P10">1. Receipt Voucher</text:p>
      <text:p text:style-name="P10">2. Bank Transactions</text:p>
      <text:p text:style-name="Standard">Any money received from debtors against sales invoices or on-account payments is recorded in the Sales Tool using a Receipt Voucher.</text:p>
      <text:p text:style-name="Standard"/>
      <text:p text:style-name="Standard">4.1 Receipt Voucher Fields</text:p>
      <text:p text:style-name="P10">• Customer Name</text:p>
      <text:p text:style-name="P10">• Payment Date</text:p>
      <text:p text:style-name="P10">• Reference Number</text:p>
      <text:p text:style-name="P10"><text:soft-page-break/>• Payment Method</text:p>
      <text:p text:style-name="P10">• Deposit To (Bank)</text:p>
      <text:p text:style-name="P10">• Amount Received</text:p>
      <text:p text:style-name="P10">• TDS Receivable</text:p>
      <text:p text:style-name="P10">• Outstanding Transactions (List of open invoices):</text:p>
      <text:p text:style-name="P11"><text:s text:c="2"/>- Invoice Number</text:p>
      <text:p text:style-name="P11"><text:s text:c="2"/>- Invoice Date</text:p>
      <text:p text:style-name="P11"><text:s text:c="2"/>- Due Date</text:p>
      <text:p text:style-name="P11"><text:s text:c="2"/>- Original Amount</text:p>
      <text:p text:style-name="P11"><text:s text:c="2"/>- Open Balance</text:p>
      <text:p text:style-name="P11"><text:s text:c="2"/>- Payment Amount</text:p>
      <text:p text:style-name="P2"><text:span text:style-name="T7"><text:tab/></text:span><text:span text:style-name="T3"> </text:span><text:span text:style-name="T9">one receipt partially adjust multiple invoices</text:span><text:span text:style-name="T8">,</text:span><text:span text:style-name="T9"> one invoice be adjusted by multiple receipts</text:span><text:span text:style-name="T8">.</text:span></text:p>
      <text:p text:style-name="Standard"><text:span text:style-name="T10">·</text:span><text:span text:style-name="T3"> <text:s/></text:span></text:p>
      <text:p text:style-name="P10">• Selection of outstanding invoices to adjust the received amount<text:span text:style-name="T1"> also adjust TDS amount, Bank charges and Net open Balance.</text:span></text:p>
      <text:p text:style-name="P10"><text:span text:style-name="T2">If received amount is still remaining it should select another invoice number and fill recived amount tds etc.</text:span></text:p>
      <text:p text:style-name="P10"><text:span text:style-name="T2">3.2.3 should calculate total of received amount and tds and calculate difference of amount received and amount received of selected invoice. Also total of tds amount of selected invoice and difference of tds receivable and total of tds.</text:span></text:p>
      <text:p text:style-name="P10"><text:span text:style-name="T2">Save the Record. </text:span></text:p>
      <text:p text:style-name="P10">• Attachment<text:span text:style-name="T1">(For Cheque/documents)</text:span></text:p>
      <text:p text:style-name="P10">• Action Buttons:</text:p>
      <text:p text:style-name="P10"><text:s text:c="2"/>- <text:span text:style-name="T1">Save</text:span> and Close<text:span text:style-name="T1">/ Save</text:span> and New</text:p>
      <text:p text:style-name="Standard"/>
      <text:p text:style-name="Standard">4.2 Foreign Currency Handling</text:p>
      <text:p text:style-name="P12">• Exchange Rate field is mandatory for foreign customers<text:span text:style-name="T1"> </text:span></text:p>
      <text:p text:style-name="P12"><text:soft-page-break/>• All amounts must appear in foreign currency</text:p>
      <text:p text:style-name="P12">• System should automatically calculate exchange gain or loss</text:p>
      <text:p text:style-name="Standard"/>
      <text:p text:style-name="Standard">4.3 Receipt Status</text:p>
      <text:p text:style-name="P10">• All newly created receipt vouchers will appear in Unreconciled status</text:p>
      <text:p text:style-name="P10">• Receipt vouchers will move to Reconciled status once matched with a bank transaction</text:p>
      <text:p text:style-name="Standard"/>
      <text:p text:style-name="Standard">5. Bank Transactions</text:p>
      <text:p text:style-name="P13">The Bank Transactions module allows users to connect bank accounts and automatically download credited transactions into the Sales Tool<text:span text:style-name="T1"> </text:span>from<text:span text:style-name="T1"> </text:span>bank portal in specific time interval (e.g. every hour)</text:p>
      <text:p text:style-name="Standard">The<text:span text:style-name="T1"> Bank Transactions <text:s/>Tab should c</text:span>onsists of the following sub-options:</text:p>
      <text:p text:style-name="P10"><text:span text:style-name="T1">For Review(Default)</text:span></text:p>
      <text:p text:style-name="P10"><text:span text:style-name="T1">Categorized</text:span></text:p>
      <text:p text:style-name="P10"><text:span text:style-name="T1">Excluded</text:span></text:p>
      <text:p text:style-name="Standard"><text:span text:style-name="T1">5.1 Bank Transaction List – Display Fields</text:span></text:p>
      <text:p text:style-name="P10"><text:span text:style-name="T1">Each bank transaction record should display the following fields:</text:span></text:p>
      <text:list xml:id="list3823521676" text:style-name="WWNum7">
        <text:list-item>
          <text:p text:style-name="P14"><text:span text:style-name="T1">Transaction Date</text:span></text:p>
        </text:list-item>
        <text:list-item>
          <text:p text:style-name="P14"><text:span text:style-name="T1">Bank Details (UTR / Description / Narration)</text:span></text:p>
        </text:list-item>
        <text:list-item>
          <text:p text:style-name="P14"><text:span text:style-name="T1">Customer Name (identified from bank description, if available)</text:span></text:p>
        </text:list-item>
        <text:list-item>
          <text:p text:style-name="P14"><text:span text:style-name="T1">Received Amount</text:span></text:p>
        </text:list-item>
        <text:list-item>
          <text:p text:style-name="P6"><text:span text:style-name="Strong"><text:span text:style-name="T11">Action</text:span></text:span></text:p>
        </text:list-item>
      </text:list>
      <text:p text:style-name="Standard"><text:span text:style-name="T1">5.1.1 Action Column</text:span></text:p>
      <text:p text:style-name="P3">A <text:span text:style-name="Strong">“Match”</text:span> button should be available for transactions eligible for reconciliation.</text:p>
      <text:p text:style-name="P3">Match button should be visible <text:span text:style-name="Strong">only when a valid receipt entry exists</text:span>.</text:p>
      <text:p text:style-name="Standard"><text:span text:style-name="T1">5.2 Receipt Voucher Mapping Panel</text:span></text:p>
      <text:p text:style-name="P2"><text:soft-page-break/>When a user selects a bank transaction, the system should display a <text:span text:style-name="Strong">Receipt Voucher List panel</text:span>.</text:p>
      <text:p text:style-name="Standard"><text:span text:style-name="T1">5.2.1 Receipt Voucher List</text:span></text:p>
      <text:p text:style-name="P2">This list should display:</text:p>
      <text:p text:style-name="P3">Receipt Voucher Number</text:p>
      <text:p text:style-name="P3">Customer Name</text:p>
      <text:p text:style-name="P3">Receipt Amount</text:p>
      <text:p text:style-name="P3">Receipt Date</text:p>
      <text:p text:style-name="P3">Status (Open / Pending Bank Mapping)</text:p>
      <text:p text:style-name="P2">Users can <text:span text:style-name="Strong">select one or more receipt vouchers</text:span> to match against the selected bank transaction.</text:p>
      <text:p text:style-name="Standard"><text:span text:style-name="T1">5.2.2 Matching Rule</text:span></text:p>
      <text:p text:style-name="P3">User must select receipt voucher(s) whose total amount equals the <text:span text:style-name="Strong">Received Amount</text:span> from the bank transaction.</text:p>
      <text:p text:style-name="P3">System should validate amount matching before allowing confirmation.</text:p>
      <text:p text:style-name="Standard"><text:span text:style-name="T1">5.2.3 Matching Action</text:span></text:p>
      <text:p text:style-name="P2">When the user clicks <text:span text:style-name="Strong">Match</text:span>:</text:p>
      <text:p text:style-name="P3">Selected Receipt Voucher(s) are mapped to the bank transaction</text:p>
      <text:p text:style-name="P3">Receipt Voucher status is updated from <text:span text:style-name="Strong">Unreconciled</text:span> to <text:span text:style-name="Strong">Reconciled</text:span></text:p>
      <text:p text:style-name="P3">Bank Transaction status is updated from <text:span text:style-name="Strong">For Review</text:span> to <text:span text:style-name="Strong">Categorized</text:span></text:p>
      <text:p text:style-name="P3">The transaction is removed from the For Review list</text:p>
      <text:p text:style-name="Standard"><text:span text:style-name="T1">5.3 Excluded Transactions</text:span></text:p>
      <text:list xml:id="list144006069239200" text:continue-numbering="true" text:style-name="WWNum7">
        <text:list-item>
          <text:p text:style-name="P6">Users should be able to mark bank transactions as <text:span text:style-name="Strong">Excluded</text:span></text:p>
        </text:list-item>
      </text:list>
      <text:p text:style-name="P2"><text:span text:style-name="Strong">Reason for Exclusion</text:span></text:p>
      <text:p text:style-name="P3">internal transfer, interest, charges, refund.</text:p>
      <text:list xml:id="list144007254712503" text:continue-numbering="true" text:style-name="WWNum7">
        <text:list-item>
          <text:p text:style-name="P7"><text:soft-page-break/>Excluded transactions should not appear for matching</text:p>
        </text:list-item>
        <text:list-item>
          <text:p text:style-name="P9"><text:span text:style-name="T7">Excluded should have undo option to move transaction from excluded to ‘For Review’</text:span></text:p>
        </text:list-item>
        <text:list-item>
          <text:p text:style-name="P8">Excluded transactions must be visible under the <text:span text:style-name="Strong">Excluded</text:span> tab for audit/reference</text:p>
        </text:list-item>
      </text:list>
      <text:p text:style-name="Standard">5.<text:span text:style-name="T1">4</text:span> Supported Banks</text:p>
      <text:p text:style-name="P10">AutomationEdge Technologies Pvt. Ltd.</text:p>
      <text:p text:style-name="P10">• ICICI Bank Limited</text:p>
      <text:p text:style-name="P10">• IDFC Bank Limited</text:p>
      <text:p text:style-name="P10"/>
      <text:p text:style-name="P10">AutomationEdge Technologies Inc.</text:p>
      <text:p text:style-name="P10">• Bank of America</text:p>
      <text:p text:style-name="Standard"/>
      <text:p text:style-name="Standard">5.<text:span text:style-name="T1">5</text:span> Transaction Download</text:p>
      <text:p text:style-name="P10">• Bank receipt transactions must be auto-downloaded </text:p>
      <text:p text:style-name="P10">• Only credited transactions (Amount Received) must be downloaded</text:p>
      <text:p text:style-name="P10">• Manual upload option must be available in case of auto-download failure</text:p>
      <text:p text:style-name="Standard"/>
      <text:p text:style-name="Standard">6. Bank Connection Setup</text:p>
      <text:p text:style-name="P12">Users must be provided a screen to connect a bank account by entering:</text:p>
      <text:p text:style-name="P10">• Bank Name</text:p>
      <text:p text:style-name="P10">• Account Number</text:p>
      <text:p text:style-name="P10">• API Key / Client ID</text:p>
      <text:p text:style-name="P10">• OAuth Credentials / Password</text:p>
      <text:p text:style-name="P10">• Token / Secret Key (if applicable)</text:p>
      <text:p text:style-name="Standard"/>
      <text:p text:style-name="Standard">6.1 Reconnect / Update Bank Details</text:p>
      <text:p text:style-name="Standard">The system must allow users to reconnect or update bank details if:</text:p>
      <text:p text:style-name="P10"><text:soft-page-break/>• Password or API key expires</text:p>
      <text:p text:style-name="P10">• Bank changes authentication method</text:p>
      <text:p text:style-name="P10">• User switches bank account</text:p>
      <text:p text:style-name="P10">• Any error occurs during transaction fetch</text:p>
      <text:p text:style-name="Standard"/>
      <text:p text:style-name="Standard">A “Reconnect Bank” button must be available in the UI.</text:p>
      <text:p text:style-name="Standard"><text:span text:style-name="T1">7</text:span>. Accounting System Integration</text:p>
      <text:p text:style-name="Standard">Receipt entries must be posted to the Accounting System only after successful <text:span text:style-name="T7">Recipt Voucher </text:span>in the Sales Tool.</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roman" style:font-pitch="variable"/>
    <style:font-face style:name="SimSun1" svg:font-family="SimSun"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IN" style:letter-kerning="false" style:font-name-asian="SimSun1"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IN" style:letter-kerning="false" style:font-name-asian="SimSun1"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style:font-name="Cambria" fo:font-family="Cambria" style:font-family-generic="roman" style:font-pitch="variable" fo:font-size="11pt" fo:language="en" fo:country="US"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right="0cm" fo:margin-top="0cm" fo:margin-bottom="0.353cm" style:contextual-spacing="tru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76092"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54061"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54061"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caption" style:family="paragraph" style:parent-style-name="Standard" style:next-style-name="Standard">
      <style:paragraph-properties fo:line-height="100%"/>
      <style:text-properties fo:color="#4f81bd" loext:opacity="100%" fo:font-size="9pt" fo:font-weight="bold" style:font-size-asian="9pt" style:font-weight-asian="bold" style:font-size-complex="9pt" style:font-weight-complex="bold"/>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2" style:display-name="List 2" style:family="paragraph" style:parent-style-name="Standard" style:class="list">
      <style:paragraph-properties fo:margin-left="1.27cm" fo:margin-right="0cm" fo:margin-top="0cm" fo:margin-bottom="0.353cm" style:contextual-spacing="true" fo:text-indent="-0.635cm" style:auto-text-indent="false"/>
    </style:style>
    <style:style style:name="List_20_3" style:display-name="List 3" style:family="paragraph" style:parent-style-name="Standard" style:class="list">
      <style:paragraph-properties fo:margin-left="1.905cm" fo:margin-right="0cm" fo:margin-top="0cm" fo:margin-bottom="0.353cm" style:contextual-spacing="true" fo:text-indent="-0.635cm" style:auto-text-indent="false"/>
    </style:style>
    <style:style style:name="List_20_Bullet" style:display-name="List Bullet" style:family="paragraph" style:parent-style-name="Standard" style:list-style-name="WWNum1" style:list-level="1">
      <style:paragraph-properties fo:margin-top="0cm" fo:margin-bottom="0.353cm" style:contextual-spacing="true"/>
    </style:style>
    <style:style style:name="List_20_Bullet_20_2" style:display-name="List Bullet 2" style:family="paragraph" style:parent-style-name="Standard" style:list-style-name="WWNum2" style:list-level="1">
      <style:paragraph-properties fo:margin-top="0cm" fo:margin-bottom="0.353cm" style:contextual-spacing="true"/>
    </style:style>
    <style:style style:name="List_20_Bullet_20_3" style:display-name="List Bullet 3" style:family="paragraph" style:parent-style-name="Standard" style:list-style-name="WWNum3" style:list-level="1">
      <style:paragraph-properties fo:margin-top="0cm" fo:margin-bottom="0.353cm" style:contextual-spacing="true"/>
    </style:style>
    <style:style style:name="List_20_Continue" style:display-name="List Continue" style:family="paragraph" style:parent-style-name="Standard">
      <style:paragraph-properties fo:margin-left="0.635cm" fo:margin-right="0cm" fo:margin-top="0cm" fo:margin-bottom="0.212cm" style:contextual-spacing="true" fo:text-indent="0cm" style:auto-text-indent="false"/>
    </style:style>
    <style:style style:name="List_20_Continue_20_2" style:display-name="List Continue 2" style:family="paragraph" style:parent-style-name="Standard">
      <style:paragraph-properties fo:margin-left="1.27cm" fo:margin-right="0cm" fo:margin-top="0cm" fo:margin-bottom="0.212cm" style:contextual-spacing="true" fo:text-indent="0cm" style:auto-text-indent="false"/>
    </style:style>
    <style:style style:name="List_20_Continue_20_3" style:display-name="List Continue 3" style:family="paragraph" style:parent-style-name="Standard">
      <style:paragraph-properties fo:margin-left="1.905cm" fo:margin-right="0cm" fo:margin-top="0cm" fo:margin-bottom="0.212cm" style:contextual-spacing="true" fo:text-indent="0cm" style:auto-text-indent="false"/>
    </style:style>
    <style:style style:name="List_20_Number" style:display-name="List Number" style:family="paragraph" style:parent-style-name="Standard" style:list-style-name="WWNum4" style:list-level="1">
      <style:paragraph-properties fo:margin-top="0cm" fo:margin-bottom="0.353cm" style:contextual-spacing="true"/>
    </style:style>
    <style:style style:name="List_20_Number_20_2" style:display-name="List Number 2" style:family="paragraph" style:parent-style-name="Standard" style:list-style-name="WWNum5" style:list-level="1">
      <style:paragraph-properties fo:margin-top="0cm" fo:margin-bottom="0.353cm" style:contextual-spacing="true"/>
    </style:style>
    <style:style style:name="List_20_Number_20_3" style:display-name="List Number 3" style:family="paragraph" style:parent-style-name="Standard" style:list-style-name="WWNum6" style:list-level="1">
      <style:paragraph-properties fo:margin-top="0cm" fo:margin-bottom="0.353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F" style:font-family-generic-complex="system" style:font-pitch-complex="variable" style:font-size-complex="10pt" style:language-complex="ar" style:country-complex="SA"/>
    </style:style>
    <style:style style:name="Normal_20__28_Web_29_" style:display-name="Normal (Web)" style:family="paragraph">
      <style:paragraph-properties fo:margin-left="0cm" fo:margin-right="0cm" fo:margin-top="0.494cm" fo:margin-bottom="0.494cm" style:contextual-spacing="false" fo:text-align="start" style:justify-single-word="false" fo:orphans="2" fo:widows="2" fo:text-indent="0cm" style:auto-text-indent="false" style:writing-mode="lr-tb"/>
      <style:text-properties style:font-name="Times New Roman" fo:font-family="'Times New Roman'" style:font-family-generic="roman" style:font-pitch="variable" fo:font-size="12pt" fo:language="en" fo:country="US" style:letter-kerning="false" style:font-name-asian="SimSun1"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75e"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mbria" fo:font-family="Cambria" style:font-family-generic="roman" style:font-pitch="variable" fo:font-size="11pt" fo:language="en" fo:country="US" style:font-name-asian="ＭＳ 明朝" style:font-family-asian="'ＭＳ 明朝'"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Quote" style:family="paragraph" style:parent-style-name="Standard" style:next-style-name="Standard" loext:linked-style-name="Quote_20_Char">
      <style:text-properties fo:color="#000000" loext:opacity="100%" fo:font-style="italic" style:font-style-asian="italic" style:font-style-complex="italic"/>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text-indent="0cm" style:auto-text-indent="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color="#376092"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loext:linked-style-name="Title">
      <style:text-properties fo:color="#17375e"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loext:linked-style-name="Heading_20_5">
      <style:text-properties fo:color="#254061"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loext:linked-style-name="Heading_20_6">
      <style:text-properties fo:color="#254061"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text-properties fo:font-size="7.5pt" style:font-size-asian="7.5pt" style:font-size-complex="7.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7" loext:num-list-format=""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2-23T23:15:00</meta:creation-date>
    <meta:initial-creator>python-docx</meta:initial-creator>
    <dc:description>generated by python-docx</dc:description>
    <dc:date>2026-01-05T14:40:01.870000000</dc:date>
    <meta:editing-cycles>2</meta:editing-cycles>
    <meta:editing-duration>PT7M38S</meta:editing-duration>
    <meta:generator>LibreOffice/7.4.4.2$Windows_X86_64 LibreOffice_project/85569322deea74ec9134968a29af2df5663baa21</meta:generator>
    <meta:document-statistic meta:table-count="0" meta:image-count="0" meta:object-count="0" meta:page-count="6" meta:paragraph-count="113" meta:word-count="807" meta:character-count="5169" meta:non-whitespace-character-count="4459"/>
    <meta:user-defined meta:name="ICV">A943983E73474BD68E105594A50F733C_12</meta:user-defined>
    <meta:user-defined meta:name="KSOProductBuildVer">1033-12.2.0.21931</meta:user-defined>
    <meta:template xlink:type="simple" xlink:actuate="onRequest" xlink:title="Normal.dotm" xlink:href=""/>
  </office:meta>
</office:document-meta>
</file>